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b051" officeooo:paragraph-rsid="0011b051"/>
    </style:style>
    <style:style style:name="T1" style:family="text">
      <style:text-properties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Q.</text:span>A high school has 1000 students and 1000 lockers, one locker for each student. On the first</text:p>
      <text:p text:style-name="P1"><text:s text:c="6"/>day of school, the principal plays the following game: She asks the first student to go and</text:p>
      <text:p text:style-name="P1"><text:s text:c="6"/>open all the lockers. She then asks the second student to go and close all the even-numbered</text:p>
      <text:p text:style-name="P1"><text:s text:c="6"/>lockers. The third student is asked to check every third locker. If it is open, the student closes</text:p>
      <text:p text:style-name="P1"><text:s text:c="6"/>it; if it is closed, the student opens it. The fourth student is asked to check every fourth locker.</text:p>
      <text:p text:style-name="P1"><text:s text:c="6"/>If it is open, the student closes it; if it is closed, the student opens it. The remaining students</text:p>
      <text:p text:style-name="P1"><text:s text:c="6"/>continue this game. In general, the nth student checks every nth locker. If the locker is open,</text:p>
      <text:p text:style-name="P1"><text:s text:c="6"/>the student closes it; if it is closed, the student opens it. After all the students have taken their</text:p>
      <text:p text:style-name="P1"><text:s text:c="6"/>turn, some of the lockers are open and some are closed. Write a program that prompts the user</text:p>
      <text:p text:style-name="P1"><text:s text:c="6"/>to enter the number of lockers in a school. After the game is over, the program outputs the</text:p>
      <text:p text:style-name="P1"><text:s text:c="6"/>number of lockers that are opened. Test run your program for the following inputs: 1000,</text:p>
      <text:p text:style-name="P1"><text:s text:c="6"/>5000, 10000. Do you see any pattern developing?</text:p>
      <text:p text:style-name="P1"><text:span text:style-name="T1">Hint:</text:span> Consider locker number 100. This locker is visited by student numbers 1, 2, 4, 5, 10,</text:p>
      <text:p text:style-name="P1"><text:s text:c="15"/>20, 25, 50, and 100. These are the positive divisors of 100. Similarly, locker number 30 is</text:p>
      <text:p text:style-name="P1"><text:s text:c="15"/>visited by student numbers 1, 2, 3, 5, 6, 10, 15, and 30. Notice that if the number of positive</text:p>
      <text:p text:style-name="P1"><text:s text:c="15"/>divisors of a locker number is odd, then at the end of the game, the locker is opened. If the</text:p>
      <text:p text:style-name="P1"><text:s text:c="15"/>number of positive divisors of a locker number is even, then at the end of the game, the locker</text:p>
      <text:p text:style-name="P1"><text:s text:c="15"/>is clos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22:32:25.505305177</meta:creation-date>
    <dc:date>2018-11-27T22:36:32.514765087</dc:date>
    <meta:editing-duration>PT4M8S</meta:editing-duration>
    <meta:editing-cycles>1</meta:editing-cycles>
    <meta:document-statistic meta:table-count="0" meta:image-count="0" meta:object-count="0" meta:page-count="1" meta:paragraph-count="18" meta:word-count="297" meta:character-count="1704" meta:non-whitespace-character-count="1284"/>
    <meta:generator>LibreOffice/6.0.3.2$Linux_X86_64 LibreOffice_project/00m0$Build-2</meta:generator>
  </office:meta>
</office:document-meta>
</file>